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4.442cm" style:use-optimal-column-width="false"/>
    </style:style>
    <style:style style:name="co2" style:family="table-column">
      <style:table-column-properties style:column-width="4.457cm" style:use-optimal-column-width="false"/>
    </style:style>
    <style:style style:name="ro1" style:family="table-row">
      <style:table-row-properties style:row-height="1.771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.224cm" svg:height="14.73cm" svg:x="2.502cm" svg:y="0.7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</text:p>
              </table:table-cell>
              <table:table-cell table:number-rows-spanned="3">
                <text:p>HTTP</text:p>
              </table:table-cell>
              <table:table-cell table:number-rows-spanned="3">
                <text:p>HTTPS, FTP, SFTP, Telnet, SSH,DNS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</text:p>
              </table:table-cell>
              <table:table-cell>
                <text:p>TCP</text:p>
              </table:table-cell>
              <table:table-cell>
                <text:p>UDP, SCTP(security tcp)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>L3</text:p>
              </table:table-cell>
              <table:table-cell>
                <text:p>IP</text:p>
              </table:table-cell>
              <table:table-cell>
                <text:p>IPv6, 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</text:p>
              </table:table-cell>
              <table:table-cell>
                <text:p>L2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1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2:08:07.723699573</meta:creation-date>
    <meta:generator>LibreOffice/24.2.0.3$Linux_X86_64 LibreOffice_project/420$Build-3</meta:generator>
    <dc:date>2024-03-16T05:33:58.951391340</dc:date>
    <meta:editing-duration>PT20M36S</meta:editing-duration>
    <meta:editing-cycles>6</meta:editing-cycles>
    <meta:document-statistic meta:object-count="24"/>
  </office:meta>
</office:document-meta>
</file>